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4000000BFBF0D5A07.png" manifest:media-type="image/png"/>
  <manifest:file-entry manifest:full-path="Pictures/100000010000055D000001B94F93355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04cc9" officeooo:paragraph-rsid="00104cc9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04cc9" officeooo:paragraph-rsid="00104cc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04cc9" officeooo:paragraph-rsid="00104cc9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2</text:p>
      <text:p text:style-name="P3"/>
      <text:p text:style-name="P2">ACTIVIDAD 2</text:p>
      <text:p text:style-name="P2"><draw:frame draw:style-name="fr2" draw:name="Imagen1" text:anchor-type="char" svg:width="17cm" svg:height="6.459cm" draw:z-index="0"><draw:image xlink:href="Pictures/100000010000055D000001B94F933553.png" xlink:type="simple" xlink:show="embed" xlink:actuate="onLoad" draw:mime-type="image/png"/></draw:frame></text:p>
      <text:p text:style-name="P2"><draw:frame draw:style-name="fr1" draw:name="Imagen2" text:anchor-type="char" svg:width="14.076cm" svg:height="5.054cm" draw:z-index="1"><draw:image xlink:href="Pictures/1000000100000214000000BFBF0D5A07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09:52:24.864094480</meta:creation-date>
    <dc:date>2024-09-26T09:54:14.684169619</dc:date>
    <meta:editing-duration>PT1M50S</meta:editing-duration>
    <meta:editing-cycles>1</meta:editing-cycles>
    <meta:document-statistic meta:table-count="0" meta:image-count="2" meta:object-count="0" meta:page-count="1" meta:paragraph-count="2" meta:word-count="4" meta:character-count="17" meta:non-whitespace-character-count="15"/>
    <meta:generator>LibreOffice/24.2.5.2$Linux_X86_64 LibreOffice_project/420$Build-2</meta:generator>
  </office:meta>
</office:document-meta>
</file>